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/>
    <style:font-face style:name="Times New Roman1" svg:font-family="'Times New Roman'" style:font-family-generic="roman"/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>
        <style:tab-stops>
          <style:tab-stop style:position="17cm" style:type="right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14pt" officeooo:paragraph-rsid="0023d252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14pt" officeooo:paragraph-rsid="002f9bb6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97cm" style:auto-text-indent="false">
        <style:tab-stops>
          <style:tab-stop style:position="17cm" style:type="right"/>
        </style:tab-stops>
      </style:paragraph-properties>
    </style:style>
    <style:style style:name="P11" style:family="paragraph" style:parent-style-name="Standard">
      <style:paragraph-properties fo:margin-left="5.094cm" fo:margin-right="0cm" fo:text-align="end" style:justify-single-word="false" fo:text-indent="0cm" style:auto-text-indent="false"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WhatForm">
      <style:text-properties fo:font-size="14pt" style:font-size-asian="14pt" style:font-size-complex="14pt"/>
    </style:style>
    <style:style style:name="P13" style:family="paragraph" style:parent-style-name="Footer">
      <style:paragraph-properties fo:text-align="start" style:justify-single-word="false"/>
      <style:text-properties officeooo:paragraph-rsid="004223aa"/>
    </style:style>
    <style:style style:name="P14" style:family="paragraph" style:parent-style-name="WhatForm" style:master-page-name="Standard">
      <style:paragraph-properties style:page-number="auto"/>
    </style:style>
    <style:style style:name="P15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16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fo:font-size="14pt" officeooo:paragraph-rsid="003e3633" style:font-size-asian="14pt" style:font-size-complex="14pt"/>
    </style:style>
    <style:style style:name="P17" style:family="paragraph" style:parent-style-name="Standard" style:master-page-name="">
      <style:paragraph-properties fo:text-align="end" style:justify-single-word="false" style:page-number="auto" fo:keep-with-next="always"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Standard" style:master-page-name="">
      <style:paragraph-properties style:page-number="auto" fo:keep-with-next="always">
        <style:tab-stops>
          <style:tab-stop style:position="17cm" style:type="right"/>
        </style:tab-stops>
      </style:paragraph-properties>
      <style:text-properties fo:font-size="14pt" officeooo:paragraph-rsid="003e3633" style:font-size-asian="14pt" style:font-size-complex="14pt"/>
    </style:style>
    <style:style style:name="P19" style:family="paragraph" style:parent-style-name="Standard" style:master-page-name="">
      <style:paragraph-properties style:page-number="auto" fo:keep-with-next="always">
        <style:tab-stops>
          <style:tab-stop style:position="17cm" style:type="right"/>
        </style:tab-stops>
      </style:paragraph-properties>
      <style:text-properties fo:font-size="14pt" officeooo:paragraph-rsid="003e3633" style:font-size-asian="14pt" style:font-size-complex="14pt"/>
    </style:style>
    <style:style style:name="P20" style:family="paragraph" style:parent-style-name="Standard" style:master-page-name="">
      <style:paragraph-properties style:page-number="auto" fo:keep-with-next="always">
        <style:tab-stops>
          <style:tab-stop style:position="17cm" style:type="right"/>
        </style:tab-stops>
      </style:paragraph-properties>
      <style:text-properties fo:font-size="14pt" officeooo:paragraph-rsid="0041c981" style:font-size-asian="14pt" style:font-size-complex="14pt"/>
    </style:style>
    <style:style style:name="P21" style:family="paragraph" style:parent-style-name="Standard" style:master-page-name="">
      <style:paragraph-properties style:page-number="auto" fo:keep-with-next="always"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22" style:family="paragraph" style:parent-style-name="Standard" style:master-page-name="">
      <style:paragraph-properties style:page-number="auto" fo:keep-with-next="always"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P23" style:family="paragraph" style:parent-style-name="Standard" style:master-page-name="">
      <style:paragraph-properties fo:text-align="end" style:justify-single-word="false" style:page-number="auto" fo:keep-with-next="always">
        <style:tab-stops>
          <style:tab-stop style:position="17cm" style:type="right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style:font-name="Times New Roman1" fo:font-style="normal" style:text-underline-style="none" style:font-name-asian="Times New Roman1" style:font-style-asian="normal" style:font-name-complex="Times New Roman1" style:font-style-complex="normal"/>
    </style:style>
    <style:style style:name="T4" style:family="text">
      <style:text-properties officeooo:rsid="004223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Анкета соискателя звания</text:p>
      <text:p text:style-name="KindForm">"Лауреат премии Государственной Думы Томской области " для молодых ученых и юных дарований"</text:p>
      <text:p text:style-name="P12">${claim.year}</text:p>
      <text:p text:style-name="P5"/>
      <text:p text:style-name="P6">Фамилия: ${claim.last_name}</text:p>
      <text:p text:style-name="P6">Имя: ${claim.first_name}</text:p>
      <text:p text:style-name="P6">Отчество: ${claim.middle_name}</text:p>
      <text:p text:style-name="P6"/>
      <text:p text:style-name="P6">Дата рождения: ${claim.birthdate}</text:p>
      <text:p text:style-name="P6"/>
      <text:p text:style-name="P6">Адрес: ${claim.personal_address}</text:p>
      <text:p text:style-name="P6">Телефон: ${claim.personal_phone}</text:p>
      <text:p text:style-name="P6">E-mail: ${claim.personal_email}</text:p>
      <text:p text:style-name="P6"/>
      <text:p text:style-name="P6">${claim.personal_document.type}: ${claim.personal_document.series} №${claim.personal_document.number}, выдан ${claim.personal_document.give_by}, ${claim.personal_document.give_on}</text:p>
      <text:p text:style-name="P6">ИНН: ${claim.personal_inn}</text:p>
      <text:p text:style-name="P6">Пенсионное страховое свидетельство: ${claim.personal_pss}</text:p>
      <text:p text:style-name="P6"/>
      <text:p text:style-name="P6">Место работы: ${claim.work_place.name}</text:p>
      <text:p text:style-name="P7">Должность: ${claim.work_place.post}</text:p>
      <text:p text:style-name="P8">Телефон: ${claim.work_place.phone}</text:p>
      <text:p text:style-name="P8">Адрес: ${claim.work_place.address}</text:p>
      <text:p text:style-name="P8">Руководитель: ${claim.work_place.chief}, телефон ${claim.work_place.chief_phone}</text:p>
      <text:p text:style-name="P16"/>
      <text:p text:style-name="P18">[#if claim.work_place.degree_status == "none"]Ученая степень: нет[#else]Ученая степень: ${claim.work_place.academic.degree}</text:p>
      <text:p text:style-name="P18">Область научных знаний: ${claim.work_place.academic.science}, дата присуждения: ${claim.work_place.academic.degree_on}</text:p>
      <text:p text:style-name="P20">[#if claim.work_place.academic.status == ""] Ученое звание: нет [#else]Ученое звание: ${claim.work_place.academic.status}, дата присуждения: ${claim.work_place.academic.status_on}[/#if][/#if]</text:p>
      <text:p text:style-name="P6"/>
      <text:p text:style-name="P21">Прилагаемые документы:</text:p>
      <text:p text:style-name="P6">[#if claim.no_documents == "нет"]нет</text:p>
      <text:p text:style-name="P6"><text:soft-page-break/>[#else]<text:span text:style-name="T2"> </text:span><text:span text:style-name="T2"><text:script script:language="jooscript">[#list claim.documents.document as doc]</text:script></text:span><text:span text:style-name="T3">■</text:span><text:span text:style-name="T2"> ${doc.name}</text:span></text:p>
      <text:p text:style-name="P6"><text:span text:style-name="T2"><text:script script:language="jooscript">[/#list]</text:script></text:span><text:span text:style-name="T2"> </text:span>[/#if]</text:p>
      <text:p text:style-name="P21">Научный руководитель:</text:p>
      <text:p text:style-name="P6"><text:span text:style-name="T2"><text:script script:language="jooscript">[#list claim.scientific_advisers.scientific_adviser as s]</text:script></text:span>${s.name}</text:p>
      <text:p text:style-name="P6">Место работы: ${s.job}, должность ${s.post}, адрес: ${s.address}</text:p>
      <text:p text:style-name="P6">Телефон ${s.phone}</text:p>
      <text:p text:style-name="P9"><text:script script:language="jooscript">[/#list]</text:script></text:p>
      <text:p text:style-name="P17">__________________ / ${claim.full_name}</text:p>
      <text:p text:style-name="P11">${claim.date}</text:p>
      <text:p text:style-name="P5"/>
      <text:p text:style-name="P10">В соответствии с положениями Федерального закона от 27.07.2006 N 152-ФЗ «О персональных данных», даю согласие Законодательной Думе Томской области (634050, г. Томск, пл. Ленина, д. 6) на обработку, а именно совершение действий, предусмотренных ст.ст. 3, 9, 22 Федерального закона «О персональных данных», в том числе с использованием средств автоматизации, моих персональных данных, указанных в анкете участника конкурса Законодательной Думы Томской области на соискание звания «Лауреат Премии Законодательной Думы Томской области» (далее - Конкурс), любыми не запрещенными законодательством Российской Федерации способами, в целях, определенных положением о Конкурсе.</text:p>
      <text:p text:style-name="P10">Настоящее согласие действует со дня его подписания и в течение периода подготовки, проведения и популяризации Конкурса.</text:p>
      <text:p text:style-name="P17">__________________ / ${claim.full_name}</text:p>
      <text:p text:style-name="P11">${claim.date}</text:p>
      <text:p text:style-name="P10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/>
    <style:font-face style:name="Times New Roman1" svg:font-family="'Times New Roman'" style:font-family-generic="roman"/>
    <style:font-face style:name="Andale Mono" svg:font-family="'Andale Mono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ndale Sans UI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31cm" fo:line-height="150%" fo:keep-together="auto" style:page-number="auto" style:shadow="none" fo:keep-with-next="auto">
        <style:tab-stops/>
      </style:paragraph-properties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 style:font-name-complex="Tahoma1"/>
    </style:style>
    <style:style style:name="documentTitle" style:family="paragraph" style:parent-style-name="Caption" style:next-style-name="Standard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text-transform="uppercase" fo:font-size="16pt" fo:font-style="normal"/>
    </style:style>
    <style:style style:name="documentHeader" style:family="paragraph" style:parent-style-name="Caption" style:next-style-name="Standard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text-transform="uppercase" fo:font-size="14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" style:family="paragraph" style:parent-style-name="Caption" style:class="extra"/>
    <style:style style:name="caption" style:family="paragraph" style:parent-style-name="Standard">
      <style:paragraph-properties fo:margin-top="0.212cm" fo:margin-bottom="0.212cm"/>
      <style:text-properties style:font-name="Times New Roman1" fo:font-style="italic" style:font-name-complex="Times New Roman1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size-asian="10.5pt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ndale Mono" fo:font-size="10pt" style:font-name-asian="Andale Mono" style:font-size-asian="10pt" style:font-name-complex="Andale Mono" style:font-size-complex="10pt"/>
    </style:style>
    <style:style style:name="WhatForm" style:family="paragraph" style:parent-style-name="Standard">
      <style:paragraph-properties fo:text-align="center" style:justify-single-word="false"/>
      <style:text-properties style:font-name="Arial"/>
    </style:style>
    <style:style style:name="KindForm" style:family="paragraph" style:parent-style-name="Standard">
      <style:paragraph-properties fo:text-align="center" style:justify-single-word="false"/>
      <style:text-properties fo:text-transform="uppercase" style:font-name="Arial" fo:font-weight="bold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77cm" table:align="left"/>
    </style:style>
    <style:style style:name="Таблица1.A" style:family="table-column">
      <style:table-column-properties style:column-width="13.958cm"/>
    </style:style>
    <style:style style:name="Таблица1.B" style:family="table-column">
      <style:table-column-properties style:column-width="3.02cm"/>
    </style:style>
    <style:style style:name="Таблица1.A1" style:family="table-cell">
      <style:table-cell-properties fo:padding="0.097cm" fo:border-left="none" fo:border-right="none" fo:border-top="0.035cm solid #000000" fo:border-bottom="none"/>
    </style:style>
    <style:style style:name="Таблица1.A2" style:family="table-cell">
      <style:table-cell-properties fo:padding="0.097cm" fo:border="none"/>
    </style:style>
    <style:style style:name="Таблица1.B3" style:family="table-cell">
      <style:table-cell-properties fo:padding="0.097cm" fo:border="0.035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MP5" style:family="paragraph" style:parent-style-name="Footer">
      <style:paragraph-properties fo:text-align="start" style:justify-single-word="false"/>
      <style:text-properties officeooo:paragraph-rsid="004223aa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4223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<text:span text:style-name="MT1">Анкета соискателя звания «Лауреат премии Государственной Думы Томской области»</text:span> для молодых ученых и юных дарований"</text:p>
            </table:table-cell>
            <table:table-cell table:style-name="Таблица1.A1" office:value-type="string">
              <text:p text:style-name="MP2">${claim.year}</text:p>
            </table:table-cell>
          </table:table-row>
          <table:table-row>
            <table:table-cell table:style-name="Таблица1.A2" office:value-type="string">
              <text:p text:style-name="MP1">${claim.full_name}</text:p>
            </table:table-cell>
            <table:table-cell table:style-name="Таблица1.A2" office:value-type="string">
              <text:p text:style-name="MP3"><text:page-number text:select-page="current">2</text:page-number></text:p>
            </table:table-cell>
          </table:table-row>
          <table:table-row>
            <table:table-cell table:style-name="Таблица1.A2" office:value-type="string">
              <text:p text:style-name="MP4">Номер анкеты</text:p>
            </table:table-cell>
            <table:table-cell table:style-name="Таблица1.B3" office:value-type="string">
              <text:p text:style-name="MP5"><text:span text:style-name="MT2">${claim.nomination_number}</text:span>-...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8-04-15T15:23:31</meta:creation-date>
    <dc:date>2011-04-19T09:50:02</dc:date>
    <meta:editing-cycles>271</meta:editing-cycles>
    <meta:editing-duration>PT32H01M57S</meta:editing-duration>
    <dc:creator>gordey </dc:creator>
    <meta:document-statistic meta:table-count="1" meta:image-count="0" meta:object-count="0" meta:page-count="2" meta:paragraph-count="42" meta:word-count="239" meta:character-count="2534"/>
    <meta:user-defined meta:name="Info 1"/>
    <meta:user-defined meta:name="Info 2"/>
    <meta:user-defined meta:name="Info 3"/>
    <meta:user-defined meta:name="Info 4"/>
  </office:meta>
</office:document-meta>
</file>